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first page does not contain the data</text:p>
          </table:table-cell>
        </table:table-row>
      </table:table>
      <table:table table:name="Feui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cond page has a header that must be igno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</table:table-row>
        <table:table-row table:style-name="ro1">
          <table:table-cell/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6:26:34.870050942</meta:creation-date>
    <dc:date>2025-12-02T16:30:57.987261322</dc:date>
    <meta:editing-duration>PT4M23S</meta:editing-duration>
    <meta:editing-cycles>2</meta:editing-cycles>
    <meta:generator>LibreOffice/24.2.7.2$Linux_X86_64 LibreOffice_project/420$Build-2</meta:generator>
    <meta:document-statistic meta:table-count="2" meta:cell-count="6" meta:object-count="0"/>
  </office:meta>
</office:document-meta>
</file>